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dash" draw:stroke-dash="_32__20_Dots_20_1_20_Dash" draw:marker-start="Arrow" draw:marker-start-width="0.3cm"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1.17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59cm" svg:height="15.24cm" svg:x="1cm" svg:y="11.16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id="id1" draw:layer="layout" svg:width="3.81cm" svg:height="3.175cm" svg:x="3.54cm" svg:y="16.875cm">
          <text:p text:style-name="P1">SIP Proxy</text:p>
          <draw:enhanced-geometry svg:viewBox="0 0 21600 21600" draw:type="rectangle" draw:enhanced-path="M 0 0 L 21600 0 21600 21600 0 21600 0 0 Z N"/>
        </draw:custom-shape>
        <draw:custom-shape draw:style-name="gr2" draw:text-style-name="P1" draw:id="id2" draw:layer="layout" svg:width="5.715cm" svg:height="3.175cm" svg:x="13.7cm" svg:y="13.065cm">
          <text:p text:style-name="P1">SIP </text:p>
          <text:p text:style-name="P1">Registrar</text:p>
          <draw:enhanced-geometry svg:viewBox="0 0 21600 21600" draw:type="rectangle" draw:enhanced-path="M 0 0 L 21600 0 21600 21600 0 21600 0 0 Z N"/>
        </draw:custom-shape>
        <draw:custom-shape draw:style-name="gr2" draw:text-style-name="P1" draw:id="id3" draw:layer="layout" svg:width="5.715cm" svg:height="3.175cm" svg:x="13.7cm" svg:y="19.415cm">
          <text:p text:style-name="P1">SIP</text:p>
          <text:p text:style-name="P1">Location Service</text:p>
          <draw:enhanced-geometry svg:viewBox="0 0 21600 21600" draw:type="rectangle" draw:enhanced-path="M 0 0 L 21600 0 21600 21600 0 21600 0 0 Z N"/>
        </draw:custom-shape>
        <draw:connector draw:style-name="gr3" draw:text-style-name="P1" draw:layer="layout" draw:type="line" svg:x1="7.35cm" svg:y1="18.462cm" svg:x2="13.7cm" svg:y2="14.652cm" draw:start-shape="id1" draw:start-glue-point="1" draw:end-shape="id2" draw:end-glue-point="3" svg:d="m7350 18462 6350-3810">
          <text:p text:style-name="P1">RMI</text:p>
        </draw:connector>
        <draw:connector draw:style-name="gr3" draw:text-style-name="P1" draw:layer="layout" draw:type="line" svg:x1="7.35cm" svg:y1="18.462cm" svg:x2="13.7cm" svg:y2="21.002cm" draw:start-shape="id1" draw:start-glue-point="1" draw:end-shape="id3" draw:end-glue-point="3" svg:d="m7350 18462 6350 2540">
          <text:p text:style-name="P1">RMI</text:p>
        </draw:connector>
        <draw:connector draw:style-name="gr3" draw:text-style-name="P1" draw:layer="layout" draw:type="line" svg:x1="16.557cm" svg:y1="16.24cm" svg:x2="16.557cm" svg:y2="19.415cm" draw:start-shape="id2" draw:start-glue-point="2" draw:end-shape="id3" draw:end-glue-point="0" svg:d="m16557 16240v3175">
          <text:p text:style-name="P1">RMI</text:p>
        </draw:connector>
        <draw:custom-shape draw:style-name="gr4" draw:text-style-name="P1" draw:id="id4" draw:layer="layout" svg:width="18.415cm" svg:height="10.16cm" svg:x="1.635cm" svg:y="1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1" draw:layer="layout" draw:type="line" svg:x1="5.445cm" svg:y1="16.875cm" svg:x2="10.842cm" svg:y2="11.16cm" draw:start-shape="id1" draw:start-glue-point="0" draw:end-shape="id4" svg:d="m5445 16875 5397-5715">
          <text:p text:style-name="P1">SIP</text:p>
        </draw:connector>
        <draw:custom-shape draw:style-name="gr2" draw:text-style-name="P1" draw:id="id5" draw:layer="layout" svg:width="3.81cm" svg:height="2.54cm" svg:x="12.43cm" svg:y="2.27cm">
          <text:p text:style-name="P1">Another</text:p>
          <text:p text:style-name="P1">SIP Provider</text:p>
          <draw:enhanced-geometry svg:viewBox="0 0 21600 21600" draw:type="rectangle" draw:enhanced-path="M 0 0 L 21600 0 21600 21600 0 21600 0 0 Z N"/>
        </draw:custom-shape>
        <draw:connector draw:style-name="gr5" draw:text-style-name="P1" draw:layer="layout" draw:type="line" svg:x1="14.335cm" svg:y1="4.81cm" svg:x2="10.842cm" svg:y2="11.16cm" draw:start-shape="id5" draw:start-glue-point="2" draw:end-shape="id4" draw:end-glue-point="2" svg:d="m14335 4810-3493 6350">
          <text:p/>
        </draw:connector>
        <draw:frame draw:style-name="gr6" draw:layer="layout" svg:width="5.08cm" svg:height="1.425cm" svg:x="6.08cm" svg:y="23.07cm">
          <draw:text-box>
            <text:p>Local Network</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6-22T09:43:59</meta:creation-date>
    <dc:date>2009-06-22T09:54:29</dc:date>
    <meta:editing-duration>PT00H10M33S</meta:editing-duration>
    <meta:editing-cycles>1</meta:editing-cycles>
    <meta:document-statistic meta:object-count="12"/>
    <meta:generator>OpenOffice.org/3.0$FreeBSD/i386 OpenOffice.org_project/300m9$Build-9358</meta:generator>
    <meta:user-defined meta:name="Info 1"/>
    <meta:user-defined meta:name="Info 2"/>
    <meta:user-defined meta:name="Info 3"/>
    <meta:user-defined meta:name="Info 4"/>
  </office:meta>
</office:document-meta>
</file>